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style:text-underline-style="none" officeooo:rsid="001e98b1" officeooo:paragraph-rsid="001e98b1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fo:language="pt" fo:country="BR" fo:background-color="#ffff00" loext:char-shading-value="0" style:font-size-asian="16pt"/>
    </style:style>
    <style:style style:name="T18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5">Confira os sintomas da Dengue</text:span><text:span text:style-name="T16"/></text:p>
      <text:p text:style-name="P6"><text:span text:style-name="T18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4"><text:tab/>Na dengue hemorrágica, o quadro clínico se agrava rapidamente, apresentando sinais de insuficiência circulatória e choque, podendo levar a pessoa à </text:span><text:span text:style-name="T17">morte em até 24 horas</text:span><text:span text:style-name="T14">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1:29.940000000</dc:date>
    <meta:editing-duration>PT19M47S</meta:editing-duration>
    <meta:editing-cycles>9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